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mbria" svg:font-family="Cambr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mbria" officeooo:rsid="0001780a" officeooo:paragraph-rsid="0001780a"/>
    </style:style>
    <style:style style:name="P2" style:family="paragraph" style:parent-style-name="Standard">
      <style:text-properties style:font-name="Cambria" officeooo:rsid="0001780a" officeooo:paragraph-rsid="00023baa"/>
    </style:style>
    <style:style style:name="P3" style:family="paragraph" style:parent-style-name="Standard">
      <style:text-properties style:font-name="Cambria" fo:font-size="20pt" officeooo:rsid="0001780a" officeooo:paragraph-rsid="0001780a" style:font-size-asian="20pt" style:font-size-complex="20pt"/>
    </style:style>
    <style:style style:name="P4" style:family="paragraph" style:parent-style-name="Standard">
      <style:text-properties style:font-name="Cambria" officeooo:rsid="00023baa" officeooo:paragraph-rsid="00023baa"/>
    </style:style>
    <style:style style:name="P5" style:family="paragraph" style:parent-style-name="Standard">
      <style:text-properties style:font-name="Cambria" fo:font-size="12pt" officeooo:rsid="00023baa" officeooo:paragraph-rsid="00023baa" style:font-size-asian="10.5pt" style:font-size-complex="12pt"/>
    </style:style>
    <style:style style:name="P6" style:family="paragraph" style:parent-style-name="Standard">
      <style:text-properties style:font-name="Cambria" fo:font-size="12pt" officeooo:rsid="0002a656" officeooo:paragraph-rsid="0002a656" style:font-size-asian="10.5pt" style:font-size-complex="12pt"/>
    </style:style>
    <style:style style:name="P7" style:family="paragraph" style:parent-style-name="Standard">
      <style:text-properties style:font-name="Cambria" fo:font-size="12pt" officeooo:rsid="0002a656" officeooo:paragraph-rsid="00040035" style:font-size-asian="10.5pt" style:font-size-complex="12pt"/>
    </style:style>
    <style:style style:name="P8" style:family="paragraph" style:parent-style-name="Standard">
      <style:text-properties style:font-name="Cambria" fo:font-size="12pt" officeooo:rsid="00040035" officeooo:paragraph-rsid="00040035" style:font-size-asian="10.5pt" style:font-size-complex="12pt"/>
    </style:style>
    <style:style style:name="P9" style:family="paragraph" style:parent-style-name="Standard">
      <style:text-properties style:font-name="Cambria" fo:font-size="12pt" fo:font-style="normal" officeooo:rsid="0002a656" officeooo:paragraph-rsid="0002a656" style:font-size-asian="10.5pt" style:font-style-asian="normal" style:font-size-complex="12pt" style:font-style-complex="normal"/>
    </style:style>
    <style:style style:name="P10" style:family="paragraph" style:parent-style-name="Standard">
      <style:text-properties style:font-name="Cambria" fo:font-size="12pt" fo:font-style="normal" officeooo:rsid="0002a656" officeooo:paragraph-rsid="00040035" style:font-size-asian="10.5pt" style:font-style-asian="normal" style:font-size-complex="12pt" style:font-style-complex="normal"/>
    </style:style>
    <style:style style:name="P11" style:family="paragraph" style:parent-style-name="Standard">
      <style:text-properties style:font-name="Cambria" fo:font-size="12pt" fo:font-style="normal" officeooo:rsid="00040035" officeooo:paragraph-rsid="00040035" style:font-size-asian="10.5pt" style:font-style-asian="normal" style:font-size-complex="12pt" style:font-style-complex="normal"/>
    </style:style>
    <style:style style:name="P12" style:family="paragraph" style:parent-style-name="Standard">
      <style:text-properties style:font-name="Cambria" fo:font-size="12pt" fo:font-weight="bold" officeooo:rsid="0001780a" officeooo:paragraph-rsid="00023baa" style:font-size-asian="10.5pt" style:font-weight-asian="bold" style:font-size-complex="12pt" style:font-weight-complex="bold"/>
    </style:style>
    <style:style style:name="P13" style:family="paragraph" style:parent-style-name="Standard">
      <style:text-properties style:font-name="Cambria" fo:font-size="12pt" fo:font-weight="bold" officeooo:rsid="00040035" officeooo:paragraph-rsid="00040035" style:font-size-asian="10.5pt" style:font-weight-asian="bold" style:font-size-complex="12pt" style:font-weight-complex="bold"/>
    </style:style>
    <style:style style:name="P14" style:family="paragraph" style:parent-style-name="Standard">
      <style:text-properties style:font-name="Cambria" fo:font-size="12pt" style:text-underline-style="none" fo:font-weight="bold" officeooo:rsid="00023baa" officeooo:paragraph-rsid="00023baa" style:font-size-asian="10.5pt" style:font-weight-asian="bold" style:font-size-complex="12pt" style:font-weight-complex="bold"/>
    </style:style>
    <style:style style:name="P15" style:family="paragraph" style:parent-style-name="Standard">
      <style:text-properties style:font-name="Cambria" officeooo:rsid="00040035" officeooo:paragraph-rsid="00040035"/>
    </style:style>
    <style:style style:name="P16" style:family="paragraph" style:parent-style-name="Standard">
      <style:paragraph-properties fo:text-align="center" style:justify-single-word="false"/>
      <style:text-properties style:font-name="Cambria" fo:font-size="30pt" officeooo:rsid="0005d7fa" officeooo:paragraph-rsid="0005d7fa" style:font-size-asian="30pt" style:font-size-complex="30pt"/>
    </style:style>
    <style:style style:name="P17" style:family="paragraph" style:parent-style-name="Standard" style:list-style-name="L1">
      <style:text-properties style:font-name="Cambria" officeooo:rsid="0001780a" officeooo:paragraph-rsid="0001780a"/>
    </style:style>
    <style:style style:name="P18" style:family="paragraph" style:parent-style-name="Standard" style:list-style-name="L2">
      <style:text-properties style:font-name="Cambria" officeooo:rsid="0001780a" officeooo:paragraph-rsid="0001780a"/>
    </style:style>
    <style:style style:name="P19" style:family="paragraph" style:parent-style-name="Standard" style:list-style-name="L2">
      <style:text-properties style:font-name="Cambria" officeooo:rsid="00023baa" officeooo:paragraph-rsid="00023baa"/>
    </style:style>
    <style:style style:name="P20" style:family="paragraph" style:parent-style-name="Standard">
      <style:text-properties style:font-name="Cambria" fo:font-size="20pt" officeooo:rsid="00023baa" officeooo:paragraph-rsid="00023baa" style:font-size-asian="20pt" style:font-size-complex="20pt"/>
    </style:style>
    <style:style style:name="P21" style:family="paragraph" style:parent-style-name="Standard">
      <style:text-properties style:font-name="Cambria" fo:font-size="12pt" fo:font-style="italic" officeooo:rsid="0002a656" officeooo:paragraph-rsid="0002a656" style:font-size-asian="10.5pt" style:font-style-asian="italic" style:font-size-complex="12pt" style:font-style-complex="italic"/>
    </style:style>
    <style:style style:name="P22" style:family="paragraph" style:parent-style-name="Standard">
      <style:text-properties style:font-name="Cambria" fo:font-size="12pt" fo:font-style="normal" officeooo:rsid="0002a656" officeooo:paragraph-rsid="0002a656" style:font-size-asian="10.5pt" style:font-style-asian="normal" style:font-size-complex="12pt" style:font-style-complex="normal"/>
    </style:style>
    <style:style style:name="P23" style:family="paragraph" style:parent-style-name="Standard">
      <style:text-properties style:font-name="Cambria" fo:font-size="12pt" fo:font-style="normal" officeooo:rsid="00040035" officeooo:paragraph-rsid="00023baa" style:font-size-asian="10.5pt" style:font-style-asian="normal" style:font-size-complex="12pt" style:font-style-complex="normal"/>
    </style:style>
    <style:style style:name="T1" style:family="text">
      <style:text-properties officeooo:rsid="00023baa"/>
    </style:style>
    <style:style style:name="T2" style:family="text">
      <style:text-properties fo:font-style="italic"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40035" style:font-style-asian="normal" style:font-style-complex="normal"/>
    </style:style>
    <style:style style:name="T6" style:family="text">
      <style:text-properties officeooo:rsid="00040035"/>
    </style:style>
    <style:style style:name="T7" style:family="text">
      <style:text-properties officeooo:rsid="0005d7fa"/>
    </style:style>
    <style:style style:name="T8" style:family="text">
      <style:text-properties officeooo:rsid="00061c6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6">Documentation</text:p>
      <text:p text:style-name="P16"/>
      <text:p text:style-name="P3">Structure du code:</text:p>
      <text:p text:style-name="P1"/>
      <text:p text:style-name="P1">Le répertoire du projet <text:span text:style-name="T7">contient</text:span>:</text:p>
      <text:list xml:id="list2941399661163298678" text:style-name="L1">
        <text:list-item>
          <text:p text:style-name="P17">un <text:span text:style-name="T2">Makefile</text:span>: Pour compiler le code <text:span text:style-name="T1">C++</text:span></text:p>
        </text:list-item>
        <text:list-item>
          <text:p text:style-name="P17">un script shell <text:span text:style-name="T2">exec.sh</text:span>: Pour <text:span text:style-name="T7">exécuter</text:span> le programme <text:span text:style-name="T1">(2 exemples d’exécution)</text:span></text:p>
        </text:list-item>
        <text:list-item>
          <text:p text:style-name="P17">le répertoire Tucker: contient le code Python qui implémente le modèle de décomposition de Tucker en 1d. Il contient aussi les données des sections efficaces ainsi que les résultats d’approximation <text:span text:style-name="T7">()</text:span>.</text:p>
        </text:list-item>
        <text:list-item>
          <text:p text:style-name="P17">Le repertoire AI: contient le code C++ qui implémente la méthode d’interpolation adaptative. De plus ce répertoire contient une version traduite en C++ du code de Tucker. </text:p>
        </text:list-item>
      </text:list>
      <text:p text:style-name="P1"/>
      <text:p text:style-name="P1">Le repertoire AI est composé de:</text:p>
      <text:list xml:id="list6902634644398172210" text:style-name="L2">
        <text:list-item>
          <text:p text:style-name="P18">README qui présente certaines conventions de notation</text:p>
        </text:list-item>
        <text:list-item>
          <text:p text:style-name="P18">le reperoire src: contient les fichier .cpp des différentes classes</text:p>
        </text:list-item>
        <text:list-item>
          <text:p text:style-name="P18">le reperoire include: contient les fichier .hpp des différentes classes</text:p>
        </text:list-item>
        <text:list-item>
          <text:p text:style-name="P18">le reperoire tests: contient 2 exemple de main (le premier utilise des fonctions analytique, le second concidère des données réelles)</text:p>
        </text:list-item>
        <text:list-item>
          <text:p text:style-name="P18">le repertoire doc: là où est généré la doc (doxygen)</text:p>
        </text:list-item>
        <text:list-item>
          <text:p text:style-name="P18">le repertoire data: contient des fichiers de données, notament l<text:span text:style-name="T1">es points de Leja, les points de réferences et la valeur de l’interpolé en ces points. </text:span><text:s/></text:p>
        </text:list-item>
        <text:list-item>
          <text:p text:style-name="P19">Le repertoire bin: là où sont générés les fichiers .o de la compilation ainsi que les exécutables</text:p>
        </text:list-item>
      </text:list>
      <text:p text:style-name="P4"/>
      <text:p text:style-name="P4">Déscription des diffèrentes classes: (voir pages 17, 18 et 19 du rapport de stag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text:soft-page-break/>Utilisation du code:</text:p>
      <text:p text:style-name="P5"/>
      <text:p text:style-name="P12">2 Exemples d’utilisation <text:span text:style-name="T1">(2 main):</text:span></text:p>
      <text:p text:style-name="P5">1. TestWithAnalyticalFunction.cpp: Pour interpoler une fonction analytique</text:p>
      <text:p text:style-name="P5"><text:span text:style-name="T6">2</text:span>. TestWithRealFunction.cpp: Pour interpoler des données réelles lues à partir du fichier AI/data/input.dat</text:p>
      <text:p text:style-name="P5"/>
      <text:p text:style-name="P14"><text:span text:style-name="T6">Présentation des é</text:span>tapes du main:</text:p>
      <text:p text:style-name="P6">1. Choix de la dimension de départ de l’interpolé: <text:span text:style-name="T2">chooseDimensionD()</text:span><text:span text:style-name="T4"> de la classe </text:span><text:span text:style-name="T2">Utils.</text:span></text:p>
      <text:p text:style-name="P21"/>
      <text:p text:style-name="P6">2. <text:span text:style-name="T2">Choix de la dimension d’arrivée de l’interpolé: chooseDimensionN()</text:span><text:span text:style-name="T4"> de la classe </text:span><text:span text:style-name="T2">Utils.</text:span></text:p>
      <text:p text:style-name="P21"/>
      <text:p text:style-name="P6"><text:span text:style-name="T2">3. Choix du nombre d’itération dans l’algorithme AI: chooseMaxIteration()</text:span><text:span text:style-name="T4"> de la classe </text:span><text:span text:style-name="T2">Utils.</text:span></text:p>
      <text:p text:style-name="P21"/>
      <text:p text:style-name="P6"><text:span text:style-name="T2">4. Choix de la version de l’algorithme AI à utilisé : chooseMethods()</text:span><text:span text:style-name="T4"> de la classe </text:span><text:span text:style-name="T2">Utils.</text:span></text:p>
      <text:p text:style-name="P21"><text:s text:c="3"/><text:tab/>+ 0 : Polynômes de Lagrange définis globalement + Points de Leja (classe LagrangeInterpolation)</text:p>
      <text:p text:style-name="P21"><text:s text:c="3"/><text:tab/>+ 1 : Fonctions affines par morceaux + Construction des points par dichotomie (classe PiecewiseInterpolation)</text:p>
      <text:p text:style-name="P21"><text:s text:c="3"/><text:tab/>+ 2 : Fonctions quadratiques par morceaux + Construction des points par dichotomie (classe MixedInterpolation)</text:p>
      <text:p text:style-name="P5"/>
      <text:p text:style-name="P5"/>
      <text:p text:style-name="P6">5. Si on interpole des données réelles, on choisi le fichier de donnée. Ce fichier contient la grille de référence qui permettra d’évaluer la méthode. Si on interpole des fonctions analytiques, on choisit, avec <text:span text:style-name="T8">la méthode</text:span> <text:span text:style-name="T2">chooseNbTestPoints()</text:span> de la classe <text:span text:style-name="T2">Utils</text:span>, le nombre de points de référence qui seront construit aléatoirement.</text:p>
      <text:p text:style-name="P6"/>
      <text:p text:style-name="P6">6. Choix du type de l’interpolé (fonction analytique ou données réelles) en choisissant le type dérivé de la classe <text:span text:style-name="T2">Functions</text:span> souhaité.</text:p>
      <text:p text:style-name="P6"/>
      <text:p text:style-name="P6">7. Construction de l’objet qui implémente l’algo AI (dans notre exemple, on utilise la version combinée de l’algo AI, <text:span text:style-name="T2">MixedInterpolation</text:span>)</text:p>
      <text:p text:style-name="P6"/>
      <text:p text:style-name="P7">8. Création de la liste de points de test: <text:span text:style-name="T6">appel de la méthode</text:span> <text:span text:style-name="T2">setTestPoints() </text:span><text:span text:style-name="T4">ou</text:span><text:span text:style-name="T2"> setRandomTestPoints() </text:span><text:span text:style-name="T4">de la classe </text:span><text:span text:style-name="T2">Interpolation</text:span></text:p>
      <text:p text:style-name="P6"/>
      <text:p text:style-name="P7">9. Appel de l’algorithme AI: appel de la méthode <text:span text:style-name="T2">launchAIAlgo(false)</text:span><text:span text:style-name="T4"> de la classe </text:span><text:span text:style-name="T2">Interpolation </text:span><text:span text:style-name="T4">(false car on ne souhaite pas suivvre la progression de l’execussion)</text:span></text:p>
      <text:p text:style-name="P9"/>
      <text:p text:style-name="P6"><text:span text:style-name="T4">10. Calcul et stockage des résultats d’approximation dans le fichier de sortie AI/data/output.dat: appel des méthodes </text:span><text:span text:style-name="T2">computeAIApproximationResults() </text:span><text:span text:style-name="T4">et</text:span><text:span text:style-name="T2"> saveAIApproximationResults() </text:span><text:span text:style-name="T4">de la classe </text:span><text:span text:style-name="T2">Interpolation</text:span></text:p>
      <text:p text:style-name="P9"/>
      <text:p text:style-name="P10">11. Affichage des résultats d’approximation sur le terminal: appel de la méthode <text:span text:style-name="T2">displayAll() </text:span>de la classe <text:span text:style-name="T2">Interpolation</text:span></text:p>
      <text:p text:style-name="P5"/>
      <text:p text:style-name="P5"/>
      <text:p text:style-name="P5"/>
      <text:p text:style-name="P5"/>
      <text:p text:style-name="P5"/>
      <text:p text:style-name="P5"><text:soft-page-break/></text:p>
      <text:p text:style-name="P13">Tutoriel:</text:p>
      <text:p text:style-name="P5">1. <text:span text:style-name="T6">Ouvrir un terminal</text:span> et se placer dans le répértoire du projet</text:p>
      <text:p text:style-name="P5"/>
      <text:p text:style-name="P5"><text:span text:style-name="T6">2. </text:span><text:span text:style-name="T2">make -j8 </text:span><text:span text:style-name="T5">pour compiler le code</text:span></text:p>
      <text:p text:style-name="P23"/>
      <text:p text:style-name="P8"><text:span text:style-name="T2">3. ./exec.sh </text:span><text:span text:style-name="T4">pour exécuter le code (le choix du main à exécuter est expliquer dans ce script)</text:span></text:p>
      <text:p text:style-name="P11"><text:tab/>+ <text:span text:style-name="T3">./exec.sh FA</text:span>: pour l’interpolation de fonctions analytique. (la fonction qui sera <text:tab/>approcher est implémenté dans la classe <text:span text:style-name="T2">AnalyticalFunction)</text:span>. </text:p>
      <text:p text:style-name="P11"><text:tab/>+ <text:span text:style-name="T3">./exec.sh DR</text:span>: pour l’interpolation de données réelles. (les données sont stockés dans <text:tab/>AI/data/output.dat)</text:p>
      <text:p text:style-name="P11"/>
      <text:p text:style-name="P11">4. Choisir les paramètres de l’interpolation d’une manière interactive ou les entrer en paramètres d’execution (eg: la commande<text:span text:style-name="T2"> <text:s/>./exec.sh FA 3 1 100 1000 </text:span>permet d’approcher la fonction analytique <text:s/><text:span text:style-name="T2">f: (x1, x2, x3) → y</text:span> implémenté dans la méthode <text:span text:style-name="T2">evaluate</text:span> de la classe <text:span text:style-name="T2">AnalyticalFunction</text:span>. L’algo utilisera 100 itération et testera l’approximation sur un ensemble de 1000 points de réference).</text:p>
      <text:p text:style-name="P2"/>
      <text:p text:style-name="P15">5. Les résultats de l’interpolation (nombre de points de calcul, temps d’execution, erreur d’interpolation, points d’interpolation sur chaque axe ...) sont ensuite affichés sur le terminal. Les valeurs approchées ainsi que les erreurs d’interpolation obtenus sur la grille de test sont sauvegardées dans le fichier <text:span text:style-name="T2">AI/data/output.da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mbria" svg:font-family="Cambr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1:44:40.753095433</meta:creation-date>
    <dc:date>2017-08-30T12:49:14.750932369</dc:date>
    <meta:editing-duration>PT5M24S</meta:editing-duration>
    <meta:editing-cycles>2</meta:editing-cycles>
    <meta:generator>LibreOffice/5.1.6.2$Linux_X86_64 LibreOffice_project/10m0$Build-2</meta:generator>
    <meta:document-statistic meta:table-count="0" meta:image-count="0" meta:object-count="0" meta:page-count="3" meta:paragraph-count="43" meta:word-count="700" meta:character-count="4658" meta:non-whitespace-character-count="3989"/>
  </office:meta>
</office:document-meta>
</file>